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C room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 r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 bedroom with a large bed, couch, a ceiling fan, 3 windows equipped with shutter and a white floor carpet.</text:p>
          </table:table-cell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 bathtube next to a window and a washbasin incorporated in a wooden cabinet.</text:p>
          </table:table-cell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n empty attic with only a white carpet on the board floor and 3 windows giving a view on a garden’s tree.</text:p>
          </table:table-cell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 office:value-type="string" calcext:value-type="string">
            <text:p>A toilet in a tiny room with stone wall panels.</text:p>
          </table:table-cell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 bed room in an attic with 2 single beds, a ceiling fan, 2 paintings and a closet next to a window.</text:p>
          </table:table-cell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An asian-styled living room with 2 cups on a low table and a sliding door giving access to a garden.</text:p>
          </table:table-cell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A living room with Victorian furniture such as 2 couches, a chair with the window curtains shut.</text:p>
          </table:table-cell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 close-up on 3 shelves of a pantry with flour on the upper shelf, breakfast food on the middle shelf and different bottles of oil and vinegar and the lower shelf.</text:p>
          </table:table-cell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A room with a pool board behind a leather couch.</text:p>
          </table:table-cell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A kitchen with wooden furniture based in the ground floor of the house.</text:p>
          </table:table-cell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5 automatic public washing-machines in silver color.</text:p>
          </table:table-cell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 office:value-type="string" calcext:value-type="string">
            <text:p>An hotel bedroom with a person sitting on the bed.</text:p>
          </table:table-cell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A shower tub and a shower curtain with beige tiles on the walls.</text:p>
          </table:table-cell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 office:value-type="string" calcext:value-type="string">
            <text:p>A living room with 2 couches, 2 side tables, 4 paintings and plants.</text:p>
          </table:table-cell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 office:value-type="string" calcext:value-type="string">
            <text:p>A narrow kitchen with a view on a boat through a window.</text:p>
          </table:table-cell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 office:value-type="string" calcext:value-type="string">
            <text:p>A bad-lit kitchen with woden furniture and 2 windows.</text:p>
          </table:table-cell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A bed in a room painted in blue in which the window behind the standing fan lets the light shine.</text:p>
          </table:table-cell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An hotel room with a bed for 2 persons, a ceiling fan and a window.</text:p>
          </table:table-cell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A bathroom with a toilet, a <text:s/>walk-in shower and a sink above which a mirror and several light bulbs can be seen.</text:p>
          </table:table-cell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 well-equipped kitchen empty kitchen on the ground floor of a house.</text:p>
          </table:table-cell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A view of a bath room though a door with a bath tube, a toilet and a bidet.</text:p>
          </table:table-cell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A view of a kitchen with white furnitures which can be accessed through the living room.</text:p>
          </table:table-cell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 room with a window frame made of wood and painting on the right right side.</text:p>
          </table:table-cell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 office:value-type="string" calcext:value-type="string">
            <text:p>A hotel room with 2 large beds, walls and floor made of stones and wooden furnitures such as a table and a cabinet.</text:p>
          </table:table-cell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 office:value-type="string" calcext:value-type="string">
            <text:p>A living room with a parquet floor, a dining table, a couch, a side table, a television and a window door giving acess to a balcony.</text:p>
          </table:table-cell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/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/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/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/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/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/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/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/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/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/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/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/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/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/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/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/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/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/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/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/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/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/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/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/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/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/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/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09:25:21.690453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4T11:25:35.157328929</dc:date>
    <meta:editing-duration>PT3H2M56S</meta:editing-duration>
    <meta:editing-cycles>63</meta:editing-cycles>
    <meta:generator>LibreOffice/6.0.7.3$Linux_X86_64 LibreOffice_project/00m0$Build-3</meta:generator>
    <meta:document-statistic meta:table-count="1" meta:cell-count="1706" meta:object-count="0"/>
  </office:meta>
</office:document-meta>
</file>